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table:number-columns-repeated="2" office:value-type="float" office:value="74.02" calcext:value-type="float">
            <text:p>74,02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table:number-columns-repeated="2" office:value-type="float" office:value="64.77" calcext:value-type="float">
            <text:p>64,77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table:number-columns-repeated="2" office:value-type="float" office:value="62.77" calcext:value-type="float">
            <text:p>62,77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78.25" calcext:value-type="float">
            <text:p>78,25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table:number-columns-repeated="2" office:value-type="float" office:value="62.75" calcext:value-type="float">
            <text:p>62,75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table:number-columns-repeated="2" office:value-type="float" office:value="64.12" calcext:value-type="float">
            <text:p>64,1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table:number-columns-repeated="2" office:value-type="float" office:value="71.61" calcext:value-type="float">
            <text:p>71,6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table:number-columns-repeated="2" office:value-type="float" office:value="57.88" calcext:value-type="float">
            <text:p>57,88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table:number-columns-repeated="2" office:value-type="float" office:value="60.55" calcext:value-type="float">
            <text:p>60,5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table:number-columns-repeated="2" office:value-type="float" office:value="52.78" calcext:value-type="float">
            <text:p>52,78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4.95" calcext:value-type="float">
            <text:p>64,95</text:p>
          </table:table-cell>
          <table:table-cell table:style-name="ce17" table:formula="of:=AVERAGE([.F2:.F11])" office:value-type="float" office:value="64.95" calcext:value-type="float">
            <text:p>64,9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5688775510204" calcext:value-type="float">
            <text:p>0,165688775510204</text:p>
          </table:table-cell>
          <table:table-cell table:formula="of:=[.F12]/392" office:value-type="float" office:value="0.165688775510204" calcext:value-type="float">
            <text:p>0,1656887755102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 office:value-type="float" office:value="79.43" calcext:value-type="float">
            <text:p>79,4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 office:value-type="float" office:value="91.14" calcext:value-type="float">
            <text:p>91,14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table:number-columns-repeated="2" office:value-type="float" office:value="67.23" calcext:value-type="float">
            <text:p>67,23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7.87" calcext:value-type="float">
            <text:p>77,8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5.88" calcext:value-type="float">
            <text:p>75,88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 office:value-type="float" office:value="100.51" calcext:value-type="float">
            <text:p>100,51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table:number-columns-repeated="2" office:value-type="float" office:value="70.6" calcext:value-type="float">
            <text:p>70,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table:number-columns-repeated="2" office:value-type="float" office:value="82.09" calcext:value-type="float">
            <text:p>82,09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7.94" calcext:value-type="float">
            <text:p>87,94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789" calcext:value-type="float">
            <text:p>81,789</text:p>
          </table:table-cell>
          <table:table-cell table:style-name="ce17" table:formula="of:=AVERAGE([.F16:.F25])" office:value-type="float" office:value="81.789" calcext:value-type="float">
            <text:p>81,789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1106694560669" calcext:value-type="float">
            <text:p>0,171106694560669</text:p>
          </table:table-cell>
          <table:table-cell table:formula="of:=[.F26]/478" office:value-type="float" office:value="0.171106694560669" calcext:value-type="float">
            <text:p>0,1711066945606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table:number-columns-repeated="2" office:value-type="float" office:value="110.98" calcext:value-type="float">
            <text:p>110,98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table:number-columns-repeated="2" office:value-type="float" office:value="91.42" calcext:value-type="float">
            <text:p>91,42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table:number-columns-repeated="2" office:value-type="float" office:value="91.3" calcext:value-type="float">
            <text:p>91,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table:number-columns-repeated="2" office:value-type="float" office:value="133.82" calcext:value-type="float">
            <text:p>133,82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table:number-columns-repeated="2" office:value-type="float" office:value="132.68" calcext:value-type="float">
            <text:p>132,6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table:number-columns-repeated="2" office:value-type="float" office:value="102.73" calcext:value-type="float">
            <text:p>102,73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table:number-columns-repeated="2" office:value-type="float" office:value="100.603" calcext:value-type="float">
            <text:p>100,60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table:number-columns-repeated="2" office:value-type="float" office:value="97.95" calcext:value-type="float">
            <text:p>97,95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06.0563" calcext:value-type="float">
            <text:p>106,0563</text:p>
          </table:table-cell>
          <table:table-cell table:style-name="ce17" table:formula="of:=AVERAGE([.F30:.F39])" office:value-type="float" office:value="106.0563" calcext:value-type="float">
            <text:p>106,0563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71058548387097" calcext:value-type="float">
            <text:p>0,171058548387097</text:p>
          </table:table-cell>
          <table:table-cell table:formula="of:=[.F40]/620" office:value-type="float" office:value="0.171058548387097" calcext:value-type="float">
            <text:p>0,17105854838709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table:number-columns-repeated="2" office:value-type="float" office:value="180.619" calcext:value-type="float">
            <text:p>180,619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table:number-columns-repeated="2" office:value-type="float" office:value="153.39" calcext:value-type="float">
            <text:p>153,39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table:number-columns-repeated="2" office:value-type="float" office:value="134.23" calcext:value-type="float">
            <text:p>134,2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table:number-columns-repeated="2" office:value-type="float" office:value="128.45" calcext:value-type="float">
            <text:p>128,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table:number-columns-repeated="2" office:value-type="float" office:value="125.18" calcext:value-type="float">
            <text:p>125,18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table:number-columns-repeated="2" office:value-type="float" office:value="149.691" calcext:value-type="float">
            <text:p>149,691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table:number-columns-repeated="2" office:value-type="float" office:value="148.905" calcext:value-type="float">
            <text:p>148,905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table:number-columns-repeated="2"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table:number-columns-repeated="2" office:value-type="float" office:value="143.11" calcext:value-type="float">
            <text:p>143,11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77.75" calcext:value-type="float">
            <text:p>177,75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48.0715" calcext:value-type="float">
            <text:p>148,0715</text:p>
          </table:table-cell>
          <table:table-cell table:style-name="ce17" table:formula="of:=AVERAGE([.F44:.F53])" office:value-type="float" office:value="148.0715" calcext:value-type="float">
            <text:p>148,071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1122415669206" calcext:value-type="float">
            <text:p>0,161122415669206</text:p>
          </table:table-cell>
          <table:table-cell table:formula="of:=[.F54]/919" office:value-type="float" office:value="0.161122415669206" calcext:value-type="float">
            <text:p>0,1611224156692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 office:value-type="float" office:value="184.14" calcext:value-type="float">
            <text:p>184,1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float" office:value="160.91" calcext:value-type="float">
            <text:p>160,91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float" office:value="186.73" calcext:value-type="float">
            <text:p>186,73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66.54" calcext:value-type="float">
            <text:p>166,5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46.004" calcext:value-type="float">
            <text:p>146,0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 office:value-type="float" office:value="163.39" calcext:value-type="float">
            <text:p>163,39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float" office:value="158.55" calcext:value-type="float">
            <text:p>158,55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float" office:value="149.74" calcext:value-type="float">
            <text:p>149,74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float" office:value="165.8" calcext:value-type="float">
            <text:p>165,8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 office:value-type="float" office:value="134.89" calcext:value-type="float">
            <text:p>134,8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1.6694" calcext:value-type="float">
            <text:p>161,6694</text:p>
          </table:table-cell>
          <table:table-cell table:style-name="ce17" table:formula="of:=AVERAGE([.F58:.F67])" office:value-type="float" office:value="161.6694" calcext:value-type="float">
            <text:p>161,669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78802734375" calcext:value-type="float">
            <text:p>0,1578802734375</text:p>
          </table:table-cell>
          <table:table-cell table:formula="of:=[.F68]/1024" office:value-type="float" office:value="0.1578802734375" calcext:value-type="float">
            <text:p>0,15788027343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table:number-columns-repeated="2" office:value-type="float" office:value="340.48" calcext:value-type="float">
            <text:p>340,48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table:number-columns-repeated="2" office:value-type="float" office:value="206.19" calcext:value-type="float">
            <text:p>206,19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table:number-columns-repeated="2" office:value-type="float" office:value="251.65" calcext:value-type="float">
            <text:p>251,65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table:number-columns-repeated="2" office:value-type="float" office:value="306.27" calcext:value-type="float">
            <text:p>306,2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329.12" calcext:value-type="float">
            <text:p>329,12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table:number-columns-repeated="2" office:value-type="float" office:value="239.63" calcext:value-type="float">
            <text:p>239,63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table:number-columns-repeated="2" office:value-type="float" office:value="296.87" calcext:value-type="float">
            <text:p>296,87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table:number-columns-repeated="2" office:value-type="float" office:value="328.61" calcext:value-type="float">
            <text:p>328,61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table:number-columns-repeated="2" office:value-type="float" office:value="411.09" calcext:value-type="float">
            <text:p>411,0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4.32" calcext:value-type="float">
            <text:p>294,32</text:p>
          </table:table-cell>
          <table:table-cell table:style-name="ce17" table:formula="of:=AVERAGE([.F2:.F11])" office:value-type="float" office:value="294.32" calcext:value-type="float">
            <text:p>294,32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3475935828877" calcext:value-type="float">
            <text:p>0,393475935828877</text:p>
          </table:table-cell>
          <table:table-cell table:formula="of:=[.F12]/748" office:value-type="float" office:value="0.393475935828877" calcext:value-type="float">
            <text:p>0,39347593582887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table:number-columns-repeated="2" office:value-type="float" office:value="379.31" calcext:value-type="float">
            <text:p>379,3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table:number-columns-repeated="2" office:value-type="float" office:value="315.88" calcext:value-type="float">
            <text:p>315,88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table:number-columns-repeated="2" office:value-type="float" office:value="507.7" calcext:value-type="float">
            <text:p>507,7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table:number-columns-repeated="2" office:value-type="float" office:value="360.76" calcext:value-type="float">
            <text:p>360,76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table:number-columns-repeated="2" office:value-type="float" office:value="286.21" calcext:value-type="float">
            <text:p>286,21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float" office:value="239.28" calcext:value-type="float">
            <text:p>239,2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table:number-columns-repeated="2" office:value-type="float" office:value="258.13" calcext:value-type="float">
            <text:p>258,13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float" office:value="303.901" calcext:value-type="float">
            <text:p>303,901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float" office:value="293.092" calcext:value-type="float">
            <text:p>293,092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float" office:value="295.13" calcext:value-type="float">
            <text:p>295,13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23.9393" calcext:value-type="float">
            <text:p>323,9393</text:p>
          </table:table-cell>
          <table:table-cell table:style-name="ce17" table:formula="of:=AVERAGE([.F16:.F25])" office:value-type="float" office:value="323.9393" calcext:value-type="float">
            <text:p>323,9393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379764712778429" calcext:value-type="float">
            <text:p>0,379764712778429</text:p>
          </table:table-cell>
          <table:table-cell table:formula="of:=[.F26]/853" office:value-type="float" office:value="0.379764712778429" calcext:value-type="float">
            <text:p>0,3797647127784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float" office:value="373.15" calcext:value-type="float">
            <text:p>373,15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 office:value-type="float" office:value="346.38" calcext:value-type="float">
            <text:p>346,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 office:value-type="float" office:value="415.79" calcext:value-type="float">
            <text:p>415,79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 office:value-type="float" office:value="443.09" calcext:value-type="float">
            <text:p>443,09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 office:value-type="float" office:value="409.72" calcext:value-type="float">
            <text:p>409,72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 office:value-type="float" office:value="387.06" calcext:value-type="float">
            <text:p>387,06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 office:value-type="float" office:value="306.702" calcext:value-type="float">
            <text:p>306,702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 office:value-type="float" office:value="299.87" calcext:value-type="float">
            <text:p>299,8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 office:value-type="float" office:value="293.09" calcext:value-type="float">
            <text:p>293,09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 office:value-type="float" office:value="378.52" calcext:value-type="float">
            <text:p>378,52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65.3372" calcext:value-type="float">
            <text:p>365,3372</text:p>
          </table:table-cell>
          <table:table-cell table:style-name="ce17" table:formula="of:=AVERAGE([.F30:.F39])" office:value-type="float" office:value="365.3372" calcext:value-type="float">
            <text:p>365,3372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64244466600199" calcext:value-type="float">
            <text:p>0,364244466600199</text:p>
          </table:table-cell>
          <table:table-cell table:formula="of:=[.F40]/1003" office:value-type="float" office:value="0.364244466600199" calcext:value-type="float">
            <text:p>0,3642444666001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 office:value-type="float" office:value="431.66" calcext:value-type="float">
            <text:p>431,66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 office:value-type="float" office:value="367.89" calcext:value-type="float">
            <text:p>367,89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 office:value-type="float" office:value="617.67" calcext:value-type="float">
            <text:p>617,67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 office:value-type="float" office:value="490.86" calcext:value-type="float">
            <text:p>490,8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 office:value-type="float" office:value="486.3" calcext:value-type="float">
            <text:p>486,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 office:value-type="float" office:value="744.12" calcext:value-type="float">
            <text:p>744,12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 office:value-type="float" office:value="406.45" calcext:value-type="float">
            <text:p>406,45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 office:value-type="float" office:value="294.05" calcext:value-type="float">
            <text:p>294,05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 office:value-type="float" office:value="424.22" calcext:value-type="float">
            <text:p>424,22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 office:value-type="float" office:value="413.6" calcext:value-type="float">
            <text:p>413,6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67.682" calcext:value-type="float">
            <text:p>467,682</text:p>
          </table:table-cell>
          <table:table-cell table:style-name="ce17" table:formula="of:=AVERAGE([.F44:.F53])" office:value-type="float" office:value="467.682" calcext:value-type="float">
            <text:p>467,682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741456" calcext:value-type="float">
            <text:p>0,3741456</text:p>
          </table:table-cell>
          <table:table-cell table:formula="of:=[.F54]/1250" office:value-type="float" office:value="0.3741456" calcext:value-type="float">
            <text:p>0,374145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 office:value-type="float" office:value="489.92" calcext:value-type="float">
            <text:p>489,92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 office:value-type="float" office:value="439.58" calcext:value-type="float">
            <text:p>439,58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 office:value-type="float" office:value="414.84" calcext:value-type="float">
            <text:p>414,84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 office:value-type="float" office:value="553.93" calcext:value-type="float">
            <text:p>553,93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 office:value-type="float" office:value="413.09" calcext:value-type="float">
            <text:p>413,09</text:p>
          </table:table-cell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 office:value-type="float" office:value="608.36" calcext:value-type="float">
            <text:p>608,36</text:p>
          </table:table-cell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 office:value-type="float" office:value="523.45" calcext:value-type="float">
            <text:p>523,45</text:p>
          </table:table-cell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 office:value-type="float" office:value="480.68" calcext:value-type="float">
            <text:p>480,68</text:p>
          </table:table-cell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 office:value-type="float" office:value="471.59" calcext:value-type="float">
            <text:p>471,59</text:p>
          </table:table-cell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88.382222222222" calcext:value-type="float">
            <text:p>488,382222222222</text:p>
          </table:table-cell>
          <table:table-cell table:style-name="ce17" table:formula="of:=AVERAGE([.F58:.F67])" office:value-type="float" office:value="488.382222222222" calcext:value-type="float">
            <text:p>488,382222222222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75101553166069" calcext:value-type="float">
            <text:p>0,375101553166069</text:p>
          </table:table-cell>
          <table:table-cell table:formula="of:=[.F68]/1302" office:value-type="float" office:value="0.375101553166069" calcext:value-type="float">
            <text:p>0,375101553166069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table:number-columns-repeated="2" office:value-type="float" office:value="152.17" calcext:value-type="float">
            <text:p>152,17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table:number-columns-repeated="2" office:value-type="float" office:value="166.13" calcext:value-type="float">
            <text:p>166,13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table:number-columns-repeated="2" office:value-type="float" office:value="195.32" calcext:value-type="float">
            <text:p>195,32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table:number-columns-repeated="2" office:value-type="float" office:value="193.78" calcext:value-type="float">
            <text:p>193,78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table:number-columns-repeated="2" office:value-type="float" office:value="166.1" calcext:value-type="float">
            <text:p>166,1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table:number-columns-repeated="2" office:value-type="float" office:value="168.87" calcext:value-type="float">
            <text:p>168,87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table:number-columns-repeated="2" office:value-type="float" office:value="142.22" calcext:value-type="float">
            <text:p>142,22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table:number-columns-repeated="2" office:value-type="float" office:value="162.01" calcext:value-type="float">
            <text:p>162,01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table:number-columns-repeated="2" office:value-type="float" office:value="175.802" calcext:value-type="float">
            <text:p>175,802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table:number-columns-repeated="2" office:value-type="float" office:value="183.92" calcext:value-type="float">
            <text:p>183,92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0.6322" calcext:value-type="float">
            <text:p>170,6322</text:p>
          </table:table-cell>
          <table:table-cell table:style-name="ce17" table:formula="of:=AVERAGE([.F2:.F11])" office:value-type="float" office:value="170.6322" calcext:value-type="float">
            <text:p>170,6322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2879635258359" calcext:value-type="float">
            <text:p>0,172879635258359</text:p>
          </table:table-cell>
          <table:table-cell table:formula="of:=[.F12]/987" office:value-type="float" office:value="0.172879635258359" calcext:value-type="float">
            <text:p>0,17287963525835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table:number-columns-repeated="2" office:value-type="float" office:value="208.72" calcext:value-type="float">
            <text:p>208,72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table:number-columns-repeated="2" office:value-type="float" office:value="170.82" calcext:value-type="float">
            <text:p>170,82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table:number-columns-repeated="2" office:value-type="float" office:value="184.38" calcext:value-type="float">
            <text:p>184,38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table:number-columns-repeated="2" office:value-type="float" office:value="179.36" calcext:value-type="float">
            <text:p>179,36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table:number-columns-repeated="2" office:value-type="float" office:value="174.94" calcext:value-type="float">
            <text:p>174,94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70.03" calcext:value-type="float">
            <text:p>170,03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table:number-columns-repeated="2" office:value-type="float" office:value="174.6" calcext:value-type="float">
            <text:p>174,6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table:number-columns-repeated="2" office:value-type="float" office:value="168.43" calcext:value-type="float">
            <text:p>168,43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table:number-columns-repeated="2" office:value-type="float" office:value="183.301" calcext:value-type="float">
            <text:p>183,301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table:number-columns-repeated="2" office:value-type="float" office:value="177.1" calcext:value-type="float">
            <text:p>177,1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79.1681" calcext:value-type="float">
            <text:p>179,1681</text:p>
          </table:table-cell>
          <table:table-cell table:style-name="ce17" table:formula="of:=AVERAGE([.F16:.F25])" office:value-type="float" office:value="179.1681" calcext:value-type="float">
            <text:p>179,168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66513104089219" calcext:value-type="float">
            <text:p>0,166513104089219</text:p>
          </table:table-cell>
          <table:table-cell table:formula="of:=[.F26]/1076" office:value-type="float" office:value="0.166513104089219" calcext:value-type="float">
            <text:p>0,16651310408921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table:number-columns-repeated="2" office:value-type="float" office:value="186.94" calcext:value-type="float">
            <text:p>186,94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table:number-columns-repeated="2" office:value-type="float" office:value="214.41" calcext:value-type="float">
            <text:p>214,41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table:number-columns-repeated="2" office:value-type="float" office:value="195.54" calcext:value-type="float">
            <text:p>195,54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table:number-columns-repeated="2" office:value-type="float" office:value="180.61" calcext:value-type="float">
            <text:p>180,61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table:number-columns-repeated="2" office:value-type="float" office:value="200.74" calcext:value-type="float">
            <text:p>200,74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table:number-columns-repeated="2" office:value-type="float" office:value="187.17" calcext:value-type="float">
            <text:p>187,17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table:number-columns-repeated="2" office:value-type="float" office:value="379.11" calcext:value-type="float">
            <text:p>379,11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table:number-columns-repeated="2" office:value-type="float" office:value="213.97" calcext:value-type="float">
            <text:p>213,97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table:number-columns-repeated="2" office:value-type="float" office:value="207.58" calcext:value-type="float">
            <text:p>207,58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table:number-columns-repeated="2" office:value-type="float" office:value="196.48" calcext:value-type="float">
            <text:p>196,48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6.255" calcext:value-type="float">
            <text:p>216,255</text:p>
          </table:table-cell>
          <table:table-cell table:style-name="ce17" table:formula="of:=AVERAGE([.F30:.F39])" office:value-type="float" office:value="216.255" calcext:value-type="float">
            <text:p>216,255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1574307304786" calcext:value-type="float">
            <text:p>0,181574307304786</text:p>
          </table:table-cell>
          <table:table-cell table:formula="of:=[.F40]/1191" office:value-type="float" office:value="0.181574307304786" calcext:value-type="float">
            <text:p>0,18157430730478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table:number-columns-repeated="2" office:value-type="float" office:value="207.18" calcext:value-type="float">
            <text:p>207,18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table:number-columns-repeated="2" office:value-type="float" office:value="248.33" calcext:value-type="float">
            <text:p>248,33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table:number-columns-repeated="2" office:value-type="float" office:value="231.91" calcext:value-type="float">
            <text:p>231,91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table:number-columns-repeated="2" office:value-type="float" office:value="231.92" calcext:value-type="float">
            <text:p>231,92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table:number-columns-repeated="2" office:value-type="float" office:value="239.13" calcext:value-type="float">
            <text:p>239,13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table:number-columns-repeated="2" office:value-type="float" office:value="230.97" calcext:value-type="float">
            <text:p>230,97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table:number-columns-repeated="2" office:value-type="float" office:value="226.47" calcext:value-type="float">
            <text:p>226,47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table:number-columns-repeated="2" office:value-type="float" office:value="244.081" calcext:value-type="float">
            <text:p>244,081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table:number-columns-repeated="2" office:value-type="float" office:value="235.04" calcext:value-type="float">
            <text:p>235,04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32.781222222222" calcext:value-type="float">
            <text:p>232,781222222222</text:p>
          </table:table-cell>
          <table:table-cell table:style-name="ce17" table:formula="of:=AVERAGE([.F44:.F53])" office:value-type="float" office:value="232.781222222222" calcext:value-type="float">
            <text:p>232,781222222222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67227889527458" calcext:value-type="float">
            <text:p>0,167227889527458</text:p>
          </table:table-cell>
          <table:table-cell table:formula="of:=[.F54]/1392" office:value-type="float" office:value="0.167227889527458" calcext:value-type="float">
            <text:p>0,16722788952745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string" office:string-value="" calcext:value-type="error">
            <text:p>#DIV/0!</text:p>
          </table:table-cell>
          <table:table-cell table:formula="of:=[.F68]/1427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06:44:46.32240168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7T09:44:14.350956896</dc:date>
    <meta:editing-duration>P2DT4H12M27S</meta:editing-duration>
    <meta:editing-cycles>354</meta:editing-cycles>
    <meta:generator>LibreOffice/24.2.7.2$Linux_X86_64 LibreOffice_project/420$Build-2</meta:generator>
    <meta:document-statistic meta:table-count="5" meta:cell-count="19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